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3728in" svg:y="0.0394in">
            <draw:object draw:notify-on-update-of-ranges="Sheet1.A2:Sheet1.A300 Sheet1.E1:Sheet1.E1 Sheet1.E2:Sheet1.E300 Sheet1.F1:Sheet1.F1 Sheet1.F2:Sheet1.F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unty tickTotal</text:p>
          </table:table-cell>
          <table:table-cell office:value-type="string" calcext:value-type="string">
            <text:p>Metro tickTotal</text:p>
          </table:table-cell>
          <table:table-cell office:value-type="string" calcext:value-type="string">
            <text:p>State tick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djusted</text:p>
          </table:table-cell>
          <table:table-cell table:number-columns-repeated="8"/>
          <table:table-cell office:value-type="string" calcext:value-type="string">
            <text:p>date</text:p>
          </table:table-cell>
          <table:table-cell office:value-type="string" calcext:value-type="string">
            <text:p>delta tick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EILING(AVERAGE([.B2:.D2])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2" office:value-type="date" office:date-value="2021-05-30" calcext:value-type="date">
            <text:p>2021-05-30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2020-07-01</text:p>
          </table:table-cell>
          <table:table-cell office:value-type="float" office:value="3" calcext:value-type="float">
            <text:p>3</text:p>
          </table:table-cell>
          <table:table-cell table:formula="of:=[.R3]-[.R2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EILING(AVERAGE([.B3:.D3]))" office:value-type="float" office:value="8" calcext:value-type="float">
            <text:p>8</text:p>
          </table:table-cell>
          <table:table-cell table:formula="of:=IF(AND([.E3]=[.E2];[.E2]=[.F2]);[.E3];MAX([.E3];[.E2];[.F2])-1)" office:value-type="float" office:value="8" calcext:value-type="float">
            <text:p>8</text:p>
          </table:table-cell>
          <table:table-cell table:number-columns-repeated="8"/>
          <table:table-cell table:style-name="ce2" office:value-type="date" office:date-value="2021-06-06" calcext:value-type="date">
            <text:p>2021-06-0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20-08-03</text:p>
          </table:table-cell>
          <table:table-cell office:value-type="float" office:value="2" calcext:value-type="float">
            <text:p>2</text:p>
          </table:table-cell>
          <table:table-cell table:formula="of:=[.R4]-[.R3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EILING(AVERAGE([.B4:.D4]))" office:value-type="float" office:value="8" calcext:value-type="float">
            <text:p>8</text:p>
          </table:table-cell>
          <table:table-cell table:formula="of:=IF(AND([.E4]=[.E3];[.E3]=[.F3]);[.E4];MAX([.E4];[.E3];[.F3])-1)" office:value-type="float" office:value="8" calcext:value-type="float">
            <text:p>8</text:p>
          </table:table-cell>
          <table:table-cell table:number-columns-repeated="8"/>
          <table:table-cell table:style-name="ce2" office:value-type="date" office:date-value="2021-06-13" calcext:value-type="date">
            <text:p>2021-06-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020-09-19</text:p>
          </table:table-cell>
          <table:table-cell office:value-type="float" office:value="3" calcext:value-type="float">
            <text:p>3</text:p>
          </table:table-cell>
          <table:table-cell table:formula="of:=[.R5]-[.R4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EILING(AVERAGE([.B5:.D5]))" office:value-type="float" office:value="8" calcext:value-type="float">
            <text:p>8</text:p>
          </table:table-cell>
          <table:table-cell table:formula="of:=IF(AND([.E5]=[.E4];[.E4]=[.F4]);[.E5];MAX([.E5];[.E4];[.F4])-1)" office:value-type="float" office:value="8" calcext:value-type="float">
            <text:p>8</text:p>
          </table:table-cell>
          <table:table-cell table:number-columns-repeated="8"/>
          <table:table-cell table:style-name="ce2" office:value-type="date" office:date-value="2021-06-20" calcext:value-type="date">
            <text:p>2021-06-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2020-10-28</text:p>
          </table:table-cell>
          <table:table-cell office:value-type="float" office:value="4" calcext:value-type="float">
            <text:p>4</text:p>
          </table:table-cell>
          <table:table-cell table:formula="of:=[.R6]-[.R5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EILING(AVERAGE([.B6:.D6]))" office:value-type="float" office:value="8" calcext:value-type="float">
            <text:p>8</text:p>
          </table:table-cell>
          <table:table-cell table:formula="of:=IF(AND([.E6]=[.E5];[.E5]=[.F5]);[.E6];MAX([.E6];[.E5];[.F5])-1)" office:value-type="float" office:value="8" calcext:value-type="float">
            <text:p>8</text:p>
          </table:table-cell>
          <table:table-cell table:number-columns-repeated="8"/>
          <table:table-cell table:style-name="ce2" office:value-type="date" office:date-value="2021-06-27" calcext:value-type="date">
            <text:p>2021-06-27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2020-12-18</text:p>
          </table:table-cell>
          <table:table-cell office:value-type="float" office:value="3" calcext:value-type="float">
            <text:p>3</text:p>
          </table:table-cell>
          <table:table-cell table:formula="of:=[.R7]-[.R6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EILING(AVERAGE([.B7:.D7]))" office:value-type="float" office:value="8" calcext:value-type="float">
            <text:p>8</text:p>
          </table:table-cell>
          <table:table-cell table:formula="of:=IF(AND([.E7]=[.E6];[.E6]=[.F6]);[.E7];MAX([.E7];[.E6];[.F6])-1)" office:value-type="float" office:value="8" calcext:value-type="float">
            <text:p>8</text:p>
          </table:table-cell>
          <table:table-cell table:number-columns-repeated="8"/>
          <table:table-cell table:style-name="ce2" office:value-type="date" office:date-value="2021-07-04" calcext:value-type="date">
            <text:p>2021-07-0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2021-04-30</text:p>
          </table:table-cell>
          <table:table-cell office:value-type="float" office:value="2" calcext:value-type="float">
            <text:p>2</text:p>
          </table:table-cell>
          <table:table-cell table:formula="of:=[.R8]-[.R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EILING(AVERAGE([.B8:.D8]))" office:value-type="float" office:value="8" calcext:value-type="float">
            <text:p>8</text:p>
          </table:table-cell>
          <table:table-cell table:formula="of:=IF(AND([.E8]=[.E7];[.E7]=[.F7]);[.E8];MAX([.E8];[.E7];[.F7])-1)" office:value-type="float" office:value="8" calcext:value-type="float">
            <text:p>8</text:p>
          </table:table-cell>
          <table:table-cell table:number-columns-repeated="8"/>
          <table:table-cell table:style-name="ce2" office:value-type="date" office:date-value="2021-07-11" calcext:value-type="date">
            <text:p>2021-07-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2021-05-29</text:p>
          </table:table-cell>
          <table:table-cell office:value-type="float" office:value="1" calcext:value-type="float">
            <text:p>1</text:p>
          </table:table-cell>
          <table:table-cell table:formula="of:=[.R9]-[.R8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EILING(AVERAGE([.B9:.D9]))" office:value-type="float" office:value="7" calcext:value-type="float">
            <text:p>7</text:p>
          </table:table-cell>
          <table:table-cell table:formula="of:=IF(AND([.E9]=[.E8];[.E8]=[.F8]);[.E9];MAX([.E9];[.E8];[.F8])-1)" office:value-type="float" office:value="7" calcext:value-type="float">
            <text:p>7</text:p>
          </table:table-cell>
          <table:table-cell table:number-columns-repeated="8"/>
          <table:table-cell table:style-name="ce2" office:value-type="date" office:date-value="2021-07-18" calcext:value-type="date">
            <text:p>2021-07-18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2021-06-28</text:p>
          </table:table-cell>
          <table:table-cell office:value-type="float" office:value="2" calcext:value-type="float">
            <text:p>2</text:p>
          </table:table-cell>
          <table:table-cell table:formula="of:=[.R10]-[.R9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EILING(AVERAGE([.B10:.D10]))" office:value-type="float" office:value="7" calcext:value-type="float">
            <text:p>7</text:p>
          </table:table-cell>
          <table:table-cell table:formula="of:=IF(AND([.E10]=[.E9];[.E9]=[.F9]);[.E10];MAX([.E10];[.E9];[.F9])-1)" office:value-type="float" office:value="7" calcext:value-type="float">
            <text:p>7</text:p>
          </table:table-cell>
          <table:table-cell table:number-columns-repeated="8"/>
          <table:table-cell table:style-name="ce2" office:value-type="date" office:date-value="2021-07-25" calcext:value-type="date">
            <text:p>2021-07-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21-07-12</text:p>
          </table:table-cell>
          <table:table-cell office:value-type="float" office:value="3" calcext:value-type="float">
            <text:p>3</text:p>
          </table:table-cell>
          <table:table-cell table:style-name="ce5" table:formula="of:=[.R11]-[.R10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EILING(AVERAGE([.B11:.D11]))" office:value-type="float" office:value="7" calcext:value-type="float">
            <text:p>7</text:p>
          </table:table-cell>
          <table:table-cell table:formula="of:=IF(AND([.E11]=[.E10];[.E10]=[.F10]);[.E11];MAX([.E11];[.E10];[.F10])-1)" office:value-type="float" office:value="7" calcext:value-type="float">
            <text:p>7</text:p>
          </table:table-cell>
          <table:table-cell table:number-columns-repeated="8"/>
          <table:table-cell table:style-name="ce2" office:value-type="date" office:date-value="2021-08-01" calcext:value-type="date">
            <text:p>2021-08-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21-11-22</text:p>
          </table:table-cell>
          <table:table-cell office:value-type="float" office:value="4" calcext:value-type="float">
            <text:p>4</text:p>
          </table:table-cell>
          <table:table-cell table:style-name="ce5" table:formula="of:=[.R12]-[.R11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EILING(AVERAGE([.B12:.D12]))" office:value-type="float" office:value="7" calcext:value-type="float">
            <text:p>7</text:p>
          </table:table-cell>
          <table:table-cell table:formula="of:=IF(AND([.E12]=[.E11];[.E11]=[.F11]);[.E12];MAX([.E12];[.E11];[.F11])-1)" office:value-type="float" office:value="7" calcext:value-type="float">
            <text:p>7</text:p>
          </table:table-cell>
          <table:table-cell table:number-columns-repeated="8"/>
          <table:table-cell table:style-name="ce2" office:value-type="date" office:date-value="2021-08-08" calcext:value-type="date">
            <text:p>2021-08-0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21-12-18</text:p>
          </table:table-cell>
          <table:table-cell office:value-type="float" office:value="5" calcext:value-type="float">
            <text:p>5</text:p>
          </table:table-cell>
          <table:table-cell table:style-name="ce5" table:formula="of:=[.R13]-[.R1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EILING(AVERAGE([.B13:.D13]))" office:value-type="float" office:value="7" calcext:value-type="float">
            <text:p>7</text:p>
          </table:table-cell>
          <table:table-cell table:formula="of:=IF(AND([.E13]=[.E12];[.E12]=[.F12]);[.E13];MAX([.E13];[.E12];[.F12])-1)" office:value-type="float" office:value="7" calcext:value-type="float">
            <text:p>7</text:p>
          </table:table-cell>
          <table:table-cell table:number-columns-repeated="8"/>
          <table:table-cell table:style-name="ce2" office:value-type="date" office:date-value="2021-08-15" calcext:value-type="date">
            <text:p>2021-08-1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21-12-26</text:p>
          </table:table-cell>
          <table:table-cell office:value-type="float" office:value="6" calcext:value-type="float">
            <text:p>6</text:p>
          </table:table-cell>
          <table:table-cell table:style-name="ce5" table:formula="of:=[.R14]-[.R1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EILING(AVERAGE([.B14:.D14]))" office:value-type="float" office:value="7" calcext:value-type="float">
            <text:p>7</text:p>
          </table:table-cell>
          <table:table-cell table:formula="of:=IF(AND([.E14]=[.E13];[.E13]=[.F13]);[.E14];MAX([.E14];[.E13];[.F13])-1)" office:value-type="float" office:value="7" calcext:value-type="float">
            <text:p>7</text:p>
          </table:table-cell>
          <table:table-cell table:number-columns-repeated="8"/>
          <table:table-cell table:style-name="ce2" office:value-type="date" office:date-value="2021-08-22" calcext:value-type="date">
            <text:p>2021-08-22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2021-12-31</text:p>
          </table:table-cell>
          <table:table-cell office:value-type="float" office:value="7" calcext:value-type="float">
            <text:p>7</text:p>
          </table:table-cell>
          <table:table-cell table:style-name="ce5" table:formula="of:=[.R15]-[.R1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EILING(AVERAGE([.B15:.D15]))" office:value-type="float" office:value="6" calcext:value-type="float">
            <text:p>6</text:p>
          </table:table-cell>
          <table:table-cell table:formula="of:=IF(AND([.E15]=[.E14];[.E14]=[.F14]);[.E15];MAX([.E15];[.E14];[.F14])-1)" office:value-type="float" office:value="6" calcext:value-type="float">
            <text:p>6</text:p>
          </table:table-cell>
          <table:table-cell table:number-columns-repeated="8"/>
          <table:table-cell table:style-name="ce2" office:value-type="date" office:date-value="2021-08-29" calcext:value-type="date">
            <text:p>2021-08-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22-01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EILING(AVERAGE([.B16:.D16]))" office:value-type="float" office:value="6" calcext:value-type="float">
            <text:p>6</text:p>
          </table:table-cell>
          <table:table-cell table:formula="of:=IF(AND([.E16]=[.E15];[.E15]=[.F15]);[.E16];MAX([.E16];[.E15];[.F15])-1)" office:value-type="float" office:value="6" calcext:value-type="float">
            <text:p>6</text:p>
          </table:table-cell>
          <table:table-cell table:number-columns-repeated="8"/>
          <table:table-cell table:style-name="ce2" office:value-type="date" office:date-value="2021-09-05" calcext:value-type="date">
            <text:p>2021-09-05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EILING(AVERAGE([.B17:.D17]))" office:value-type="float" office:value="6" calcext:value-type="float">
            <text:p>6</text:p>
          </table:table-cell>
          <table:table-cell table:formula="of:=IF(AND([.E17]=[.E16];[.E16]=[.F16]);[.E17];MAX([.E17];[.E16];[.F16])-1)" office:value-type="float" office:value="6" calcext:value-type="float">
            <text:p>6</text:p>
          </table:table-cell>
          <table:table-cell table:number-columns-repeated="8"/>
          <table:table-cell table:style-name="ce2" office:value-type="date" office:date-value="2021-09-12" calcext:value-type="date">
            <text:p>2021-09-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EILING(AVERAGE([.B18:.D18]))" office:value-type="float" office:value="6" calcext:value-type="float">
            <text:p>6</text:p>
          </table:table-cell>
          <table:table-cell table:formula="of:=IF(AND([.E18]=[.E17];[.E17]=[.F17]);[.E18];MAX([.E18];[.E17];[.F17])-1)" office:value-type="float" office:value="6" calcext:value-type="float">
            <text:p>6</text:p>
          </table:table-cell>
          <table:table-cell table:number-columns-repeated="8"/>
          <table:table-cell table:style-name="ce2" office:value-type="date" office:date-value="2021-09-19" calcext:value-type="date">
            <text:p>2021-09-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EILING(AVERAGE([.B19:.D19]))" office:value-type="float" office:value="6" calcext:value-type="float">
            <text:p>6</text:p>
          </table:table-cell>
          <table:table-cell table:formula="of:=IF(AND([.E19]=[.E18];[.E18]=[.F18]);[.E19];MAX([.E19];[.E18];[.F18])-1)" office:value-type="float" office:value="6" calcext:value-type="float">
            <text:p>6</text:p>
          </table:table-cell>
          <table:table-cell table:number-columns-repeated="8"/>
          <table:table-cell table:style-name="ce2" office:value-type="date" office:date-value="2021-09-26" calcext:value-type="date">
            <text:p>2021-09-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EILING(AVERAGE([.B20:.D20]))" office:value-type="float" office:value="6" calcext:value-type="float">
            <text:p>6</text:p>
          </table:table-cell>
          <table:table-cell table:formula="of:=IF(AND([.E20]=[.E19];[.E19]=[.F19]);[.E20];MAX([.E20];[.E19];[.F19])-1)" office:value-type="float" office:value="6" calcext:value-type="float">
            <text:p>6</text:p>
          </table:table-cell>
          <table:table-cell table:number-columns-repeated="8"/>
          <table:table-cell table:style-name="ce2" office:value-type="date" office:date-value="2021-10-03" calcext:value-type="date">
            <text:p>2021-10-0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EILING(AVERAGE([.B21:.D21]))" office:value-type="float" office:value="6" calcext:value-type="float">
            <text:p>6</text:p>
          </table:table-cell>
          <table:table-cell table:formula="of:=IF(AND([.E21]=[.E20];[.E20]=[.F20]);[.E21];MAX([.E21];[.E20];[.F20])-1)" office:value-type="float" office:value="6" calcext:value-type="float">
            <text:p>6</text:p>
          </table:table-cell>
          <table:table-cell table:number-columns-repeated="8"/>
          <table:table-cell table:style-name="ce2" office:value-type="date" office:date-value="2021-10-10" calcext:value-type="date">
            <text:p>2021-10-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EILING(AVERAGE([.B22:.D22]))" office:value-type="float" office:value="5" calcext:value-type="float">
            <text:p>5</text:p>
          </table:table-cell>
          <table:table-cell table:formula="of:=IF(AND([.E22]=[.E21];[.E21]=[.F21]);[.E22];MAX([.E22];[.E21];[.F21])-1)" office:value-type="float" office:value="5" calcext:value-type="float">
            <text:p>5</text:p>
          </table:table-cell>
          <table:table-cell table:number-columns-repeated="8"/>
          <table:table-cell table:style-name="ce2" office:value-type="date" office:date-value="2021-10-17" calcext:value-type="date">
            <text:p>2021-10-17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EILING(AVERAGE([.B23:.D23]))" office:value-type="float" office:value="5" calcext:value-type="float">
            <text:p>5</text:p>
          </table:table-cell>
          <table:table-cell table:formula="of:=IF(AND([.E23]=[.E22];[.E22]=[.F22]);[.E23];MAX([.E23];[.E22];[.F22])-1)" office:value-type="float" office:value="5" calcext:value-type="float">
            <text:p>5</text:p>
          </table:table-cell>
          <table:table-cell table:number-columns-repeated="8"/>
          <table:table-cell table:style-name="ce2" office:value-type="date" office:date-value="2021-10-24" calcext:value-type="date">
            <text:p>2021-10-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EILING(AVERAGE([.B24:.D24]))" office:value-type="float" office:value="5" calcext:value-type="float">
            <text:p>5</text:p>
          </table:table-cell>
          <table:table-cell table:formula="of:=IF(AND([.E24]=[.E23];[.E23]=[.F23]);[.E24];MAX([.E24];[.E23];[.F23])-1)" office:value-type="float" office:value="5" calcext:value-type="float">
            <text:p>5</text:p>
          </table:table-cell>
          <table:table-cell table:number-columns-repeated="8"/>
          <table:table-cell table:style-name="ce2" office:value-type="date" office:date-value="2021-10-31" calcext:value-type="date">
            <text:p>2021-10-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EILING(AVERAGE([.B25:.D25]))" office:value-type="float" office:value="5" calcext:value-type="float">
            <text:p>5</text:p>
          </table:table-cell>
          <table:table-cell table:formula="of:=IF(AND([.E25]=[.E24];[.E24]=[.F24]);[.E25];MAX([.E25];[.E24];[.F24])-1)" office:value-type="float" office:value="5" calcext:value-type="float">
            <text:p>5</text:p>
          </table:table-cell>
          <table:table-cell table:number-columns-repeated="8"/>
          <table:table-cell table:style-name="ce2" office:value-type="date" office:date-value="2021-11-07" calcext:value-type="date">
            <text:p>2021-11-0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EILING(AVERAGE([.B26:.D26]))" office:value-type="float" office:value="5" calcext:value-type="float">
            <text:p>5</text:p>
          </table:table-cell>
          <table:table-cell table:formula="of:=IF(AND([.E26]=[.E25];[.E25]=[.F25]);[.E26];MAX([.E26];[.E25];[.F25])-1)" office:value-type="float" office:value="5" calcext:value-type="float">
            <text:p>5</text:p>
          </table:table-cell>
          <table:table-cell table:number-columns-repeated="8"/>
          <table:table-cell table:style-name="ce2" office:value-type="date" office:date-value="2021-11-14" calcext:value-type="date">
            <text:p>2021-11-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EILING(AVERAGE([.B27:.D27]))" office:value-type="float" office:value="5" calcext:value-type="float">
            <text:p>5</text:p>
          </table:table-cell>
          <table:table-cell table:formula="of:=IF(AND([.E27]=[.E26];[.E26]=[.F26]);[.E27];MAX([.E27];[.E26];[.F26])-1)" office:value-type="float" office:value="5" calcext:value-type="float">
            <text:p>5</text:p>
          </table:table-cell>
          <table:table-cell table:number-columns-repeated="8"/>
          <table:table-cell table:style-name="ce2" office:value-type="date" office:date-value="2021-11-21" calcext:value-type="date">
            <text:p>2021-11-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EILING(AVERAGE([.B28:.D28]))" office:value-type="float" office:value="5" calcext:value-type="float">
            <text:p>5</text:p>
          </table:table-cell>
          <table:table-cell table:formula="of:=IF(AND([.E28]=[.E27];[.E27]=[.F27]);[.E28];MAX([.E28];[.E27];[.F27])-1)" office:value-type="float" office:value="5" calcext:value-type="float">
            <text:p>5</text:p>
          </table:table-cell>
          <table:table-cell table:number-columns-repeated="8"/>
          <table:table-cell table:style-name="ce2" office:value-type="date" office:date-value="2021-11-28" calcext:value-type="date">
            <text:p>2021-11-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EILING(AVERAGE([.B29:.D29]))" office:value-type="float" office:value="5" calcext:value-type="float">
            <text:p>5</text:p>
          </table:table-cell>
          <table:table-cell table:formula="of:=IF(AND([.E29]=[.E28];[.E28]=[.F28]);[.E29];MAX([.E29];[.E28];[.F28])-1)" office:value-type="float" office:value="5" calcext:value-type="float">
            <text:p>5</text:p>
          </table:table-cell>
          <table:table-cell table:number-columns-repeated="8"/>
          <table:table-cell table:style-name="ce2" office:value-type="date" office:date-value="2021-12-05" calcext:value-type="date">
            <text:p>2021-12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EILING(AVERAGE([.B30:.D30]))" office:value-type="float" office:value="3" calcext:value-type="float">
            <text:p>3</text:p>
          </table:table-cell>
          <table:table-cell table:formula="of:=IF(AND([.E30]=[.E29];[.E29]=[.F29]);[.E30];MAX([.E30];[.E29];[.F29])-1)" office:value-type="float" office:value="4" calcext:value-type="float">
            <text:p>4</text:p>
          </table:table-cell>
          <table:table-cell table:number-columns-repeated="8"/>
          <table:table-cell table:style-name="ce2" office:value-type="date" office:date-value="2021-12-12" calcext:value-type="date">
            <text:p>2021-12-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EILING(AVERAGE([.B31:.D31]))" office:value-type="float" office:value="3" calcext:value-type="float">
            <text:p>3</text:p>
          </table:table-cell>
          <table:table-cell table:formula="of:=IF(AND([.E31]=[.E30];[.E30]=[.F30]);[.E31];MAX([.E31];[.E30];[.F30])-1)" office:value-type="float" office:value="3" calcext:value-type="float">
            <text:p>3</text:p>
          </table:table-cell>
          <table:table-cell table:number-columns-repeated="8"/>
          <table:table-cell table:style-name="ce2" office:value-type="date" office:date-value="2021-12-19" calcext:value-type="date">
            <text:p>2021-12-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EILING(AVERAGE([.B32:.D32]))" office:value-type="float" office:value="3" calcext:value-type="float">
            <text:p>3</text:p>
          </table:table-cell>
          <table:table-cell table:formula="of:=IF(AND([.E32]=[.E31];[.E31]=[.F31]);[.E32];MAX([.E32];[.E31];[.F31])-1)" office:value-type="float" office:value="3" calcext:value-type="float">
            <text:p>3</text:p>
          </table:table-cell>
          <table:table-cell table:number-columns-repeated="8"/>
          <table:table-cell table:style-name="ce2" office:value-type="date" office:date-value="2021-12-26" calcext:value-type="date">
            <text:p>2021-12-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EILING(AVERAGE([.B33:.D33]))" office:value-type="float" office:value="3" calcext:value-type="float">
            <text:p>3</text:p>
          </table:table-cell>
          <table:table-cell table:formula="of:=IF(AND([.E33]=[.E32];[.E32]=[.F32]);[.E33];MAX([.E33];[.E32];[.F32])-1)" office:value-type="float" office:value="3" calcext:value-type="float">
            <text:p>3</text:p>
          </table:table-cell>
          <table:table-cell table:number-columns-repeated="8"/>
          <table:table-cell table:style-name="ce2" office:value-type="date" office:date-value="2022-01-02" calcext:value-type="date">
            <text:p>2022-01-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EILING(AVERAGE([.B34:.D34]))" office:value-type="float" office:value="3" calcext:value-type="float">
            <text:p>3</text:p>
          </table:table-cell>
          <table:table-cell table:formula="of:=IF(AND([.E34]=[.E33];[.E33]=[.F33]);[.E34];MAX([.E34];[.E33];[.F33])-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EILING(AVERAGE([.B35:.D35]))" office:value-type="float" office:value="2" calcext:value-type="float">
            <text:p>2</text:p>
          </table:table-cell>
          <table:table-cell table:formula="of:=IF(AND([.E35]=[.E34];[.E34]=[.F34]);[.E35];MAX([.E35];[.E34];[.F34])-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EILING(AVERAGE([.B36:.D36]))" office:value-type="float" office:value="2" calcext:value-type="float">
            <text:p>2</text:p>
          </table:table-cell>
          <table:table-cell table:formula="of:=IF(AND([.E36]=[.E35];[.E35]=[.F35]);[.E36];MAX([.E36];[.E35];[.F35])-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EILING(AVERAGE([.B37:.D37]))" office:value-type="float" office:value="2" calcext:value-type="float">
            <text:p>2</text:p>
          </table:table-cell>
          <table:table-cell table:formula="of:=IF(AND([.E37]=[.E36];[.E36]=[.F36]);[.E37];MAX([.E37];[.E36];[.F36])-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CEILING(AVERAGE([.B38:.D38]))" office:value-type="float" office:value="1" calcext:value-type="float">
            <text:p>1</text:p>
          </table:table-cell>
          <table:table-cell table:formula="of:=IF(AND([.E38]=[.E37];[.E37]=[.F37]);[.E38];MAX([.E38];[.E37];[.F37])-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EILING(AVERAGE([.B39:.D39]))" office:value-type="float" office:value="2" calcext:value-type="float">
            <text:p>2</text:p>
          </table:table-cell>
          <table:table-cell table:formula="of:=IF(AND([.E39]=[.E38];[.E38]=[.F38]);[.E39];MAX([.E39];[.E38];[.F38])-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EILING(AVERAGE([.B40:.D40]))" office:value-type="float" office:value="2" calcext:value-type="float">
            <text:p>2</text:p>
          </table:table-cell>
          <table:table-cell table:formula="of:=IF(AND([.E40]=[.E39];[.E39]=[.F39]);[.E40];MAX([.E40];[.E39];[.F39])-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EILING(AVERAGE([.B41:.D41]))" office:value-type="float" office:value="1" calcext:value-type="float">
            <text:p>1</text:p>
          </table:table-cell>
          <table:table-cell table:formula="of:=IF(AND([.E41]=[.E40];[.E40]=[.F40]);[.E41];MAX([.E41];[.E40];[.F40])-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EILING(AVERAGE([.B42:.D42]))" office:value-type="float" office:value="2" calcext:value-type="float">
            <text:p>2</text:p>
          </table:table-cell>
          <table:table-cell table:formula="of:=IF(AND([.E42]=[.E41];[.E41]=[.F41]);[.E42];MAX([.E42];[.E41];[.F41])-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CEILING(AVERAGE([.B43:.D43]))" office:value-type="float" office:value="2" calcext:value-type="float">
            <text:p>2</text:p>
          </table:table-cell>
          <table:table-cell table:formula="of:=IF(AND([.E43]=[.E42];[.E42]=[.F42]);[.E43];MAX([.E43];[.E42];[.F42])-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CEILING(AVERAGE([.B44:.D44]))" office:value-type="float" office:value="2" calcext:value-type="float">
            <text:p>2</text:p>
          </table:table-cell>
          <table:table-cell table:formula="of:=IF(AND([.E44]=[.E43];[.E43]=[.F43]);[.E44];MAX([.E44];[.E43];[.F43])-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EILING(AVERAGE([.B45:.D45]))" office:value-type="float" office:value="2" calcext:value-type="float">
            <text:p>2</text:p>
          </table:table-cell>
          <table:table-cell table:formula="of:=IF(AND([.E45]=[.E44];[.E44]=[.F44]);[.E45];MAX([.E45];[.E44];[.F44])-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EILING(AVERAGE([.B46:.D46]))" office:value-type="float" office:value="2" calcext:value-type="float">
            <text:p>2</text:p>
          </table:table-cell>
          <table:table-cell table:formula="of:=IF(AND([.E46]=[.E45];[.E45]=[.F45]);[.E46];MAX([.E46];[.E45];[.F45])-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EILING(AVERAGE([.B47:.D47]))" office:value-type="float" office:value="3" calcext:value-type="float">
            <text:p>3</text:p>
          </table:table-cell>
          <table:table-cell table:formula="of:=IF(AND([.E47]=[.E46];[.E46]=[.F46]);[.E47];MAX([.E47];[.E46];[.F46])-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EILING(AVERAGE([.B48:.D48]))" office:value-type="float" office:value="2" calcext:value-type="float">
            <text:p>2</text:p>
          </table:table-cell>
          <table:table-cell table:formula="of:=IF(AND([.E48]=[.E47];[.E47]=[.F47]);[.E48];MAX([.E48];[.E47];[.F47])-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EILING(AVERAGE([.B49:.D49]))" office:value-type="float" office:value="2" calcext:value-type="float">
            <text:p>2</text:p>
          </table:table-cell>
          <table:table-cell table:formula="of:=IF(AND([.E49]=[.E48];[.E48]=[.F48]);[.E49];MAX([.E49];[.E48];[.F48])-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EILING(AVERAGE([.B50:.D50]))" office:value-type="float" office:value="2" calcext:value-type="float">
            <text:p>2</text:p>
          </table:table-cell>
          <table:table-cell table:formula="of:=IF(AND([.E50]=[.E49];[.E49]=[.F49]);[.E50];MAX([.E50];[.E49];[.F49])-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EILING(AVERAGE([.B51:.D51]))" office:value-type="float" office:value="3" calcext:value-type="float">
            <text:p>3</text:p>
          </table:table-cell>
          <table:table-cell table:formula="of:=IF(AND([.E51]=[.E50];[.E50]=[.F50]);[.E51];MAX([.E51];[.E50];[.F50])-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EILING(AVERAGE([.B52:.D52]))" office:value-type="float" office:value="2" calcext:value-type="float">
            <text:p>2</text:p>
          </table:table-cell>
          <table:table-cell table:formula="of:=IF(AND([.E52]=[.E51];[.E51]=[.F51]);[.E52];MAX([.E52];[.E51];[.F51])-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EILING(AVERAGE([.B53:.D53]))" office:value-type="float" office:value="3" calcext:value-type="float">
            <text:p>3</text:p>
          </table:table-cell>
          <table:table-cell table:formula="of:=IF(AND([.E53]=[.E52];[.E52]=[.F52]);[.E53];MAX([.E53];[.E52];[.F52])-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EILING(AVERAGE([.B54:.D54]))" office:value-type="float" office:value="4" calcext:value-type="float">
            <text:p>4</text:p>
          </table:table-cell>
          <table:table-cell table:formula="of:=IF(AND([.E54]=[.E53];[.E53]=[.F53]);[.E54];MAX([.E54];[.E53];[.F53])-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EILING(AVERAGE([.B55:.D55]))" office:value-type="float" office:value="4" calcext:value-type="float">
            <text:p>4</text:p>
          </table:table-cell>
          <table:table-cell table:formula="of:=IF(AND([.E55]=[.E54];[.E54]=[.F54]);[.E55];MAX([.E55];[.E54];[.F54])-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EILING(AVERAGE([.B56:.D56]))" office:value-type="float" office:value="4" calcext:value-type="float">
            <text:p>4</text:p>
          </table:table-cell>
          <table:table-cell table:formula="of:=IF(AND([.E56]=[.E55];[.E55]=[.F55]);[.E56];MAX([.E56];[.E55];[.F55])-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EILING(AVERAGE([.B57:.D57]))" office:value-type="float" office:value="5" calcext:value-type="float">
            <text:p>5</text:p>
          </table:table-cell>
          <table:table-cell table:formula="of:=IF(AND([.E57]=[.E56];[.E56]=[.F56]);[.E57];MAX([.E57];[.E56];[.F56])-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EILING(AVERAGE([.B58:.D58]))" office:value-type="float" office:value="5" calcext:value-type="float">
            <text:p>5</text:p>
          </table:table-cell>
          <table:table-cell table:formula="of:=IF(AND([.E58]=[.E57];[.E57]=[.F57]);[.E58];MAX([.E58];[.E57];[.F57])-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EILING(AVERAGE([.B59:.D59]))" office:value-type="float" office:value="5" calcext:value-type="float">
            <text:p>5</text:p>
          </table:table-cell>
          <table:table-cell table:formula="of:=IF(AND([.E59]=[.E58];[.E58]=[.F58]);[.E59];MAX([.E59];[.E58];[.F58])-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EILING(AVERAGE([.B60:.D60]))" office:value-type="float" office:value="6" calcext:value-type="float">
            <text:p>6</text:p>
          </table:table-cell>
          <table:table-cell table:formula="of:=IF(AND([.E60]=[.E59];[.E59]=[.F59]);[.E60];MAX([.E60];[.E59];[.F59])-1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EILING(AVERAGE([.B61:.D61]))" office:value-type="float" office:value="7" calcext:value-type="float">
            <text:p>7</text:p>
          </table:table-cell>
          <table:table-cell table:formula="of:=IF(AND([.E61]=[.E60];[.E60]=[.F60]);[.E61];MAX([.E61];[.E60];[.F60])-1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EILING(AVERAGE([.B62:.D62]))" office:value-type="float" office:value="7" calcext:value-type="float">
            <text:p>7</text:p>
          </table:table-cell>
          <table:table-cell table:formula="of:=IF(AND([.E62]=[.E61];[.E61]=[.F61]);[.E62];MAX([.E62];[.E61];[.F61])-1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EILING(AVERAGE([.B63:.D63]))" office:value-type="float" office:value="7" calcext:value-type="float">
            <text:p>7</text:p>
          </table:table-cell>
          <table:table-cell table:formula="of:=IF(AND([.E63]=[.E62];[.E62]=[.F62]);[.E63];MAX([.E63];[.E62];[.F62])-1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EILING(AVERAGE([.B64:.D64]))" office:value-type="float" office:value="7" calcext:value-type="float">
            <text:p>7</text:p>
          </table:table-cell>
          <table:table-cell table:formula="of:=IF(AND([.E64]=[.E63];[.E63]=[.F63]);[.E64];MAX([.E64];[.E63];[.F63])-1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EILING(AVERAGE([.B65:.D65]))" office:value-type="float" office:value="8" calcext:value-type="float">
            <text:p>8</text:p>
          </table:table-cell>
          <table:table-cell table:formula="of:=IF(AND([.E65]=[.E64];[.E64]=[.F64]);[.E65];MAX([.E65];[.E64];[.F64])-1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0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EILING(AVERAGE([.B66:.D66]))" office:value-type="float" office:value="8" calcext:value-type="float">
            <text:p>8</text:p>
          </table:table-cell>
          <table:table-cell table:formula="of:=IF(AND([.E66]=[.E65];[.E65]=[.F65]);[.E66];MAX([.E66];[.E65];[.F65])-1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0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EILING(AVERAGE([.B67:.D67]))" office:value-type="float" office:value="9" calcext:value-type="float">
            <text:p>9</text:p>
          </table:table-cell>
          <table:table-cell table:formula="of:=IF(AND([.E67]=[.E66];[.E66]=[.F66]);[.E67];MAX([.E67];[.E66];[.F66])-1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EILING(AVERAGE([.B68:.D68]))" office:value-type="float" office:value="9" calcext:value-type="float">
            <text:p>9</text:p>
          </table:table-cell>
          <table:table-cell table:formula="of:=IF(AND([.E68]=[.E67];[.E67]=[.F67]);[.E68];MAX([.E68];[.E67];[.F67])-1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EILING(AVERAGE([.B69:.D69]))" office:value-type="float" office:value="9" calcext:value-type="float">
            <text:p>9</text:p>
          </table:table-cell>
          <table:table-cell table:formula="of:=IF(AND([.E69]=[.E68];[.E68]=[.F68]);[.E69];MAX([.E69];[.E68];[.F68])-1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EILING(AVERAGE([.B70:.D70]))" office:value-type="float" office:value="9" calcext:value-type="float">
            <text:p>9</text:p>
          </table:table-cell>
          <table:table-cell table:formula="of:=IF(AND([.E70]=[.E69];[.E69]=[.F69]);[.E70];MAX([.E70];[.E69];[.F69])-1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EILING(AVERAGE([.B71:.D71]))" office:value-type="float" office:value="9" calcext:value-type="float">
            <text:p>9</text:p>
          </table:table-cell>
          <table:table-cell table:formula="of:=IF(AND([.E71]=[.E70];[.E70]=[.F70]);[.E71];MAX([.E71];[.E70];[.F70])-1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CEILING(AVERAGE([.B72:.D72]))" office:value-type="float" office:value="10" calcext:value-type="float">
            <text:p>10</text:p>
          </table:table-cell>
          <table:table-cell table:formula="of:=IF(AND([.E72]=[.E71];[.E71]=[.F71]);[.E72];MAX([.E72];[.E71];[.F71])-1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1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CEILING(AVERAGE([.B73:.D73]))" office:value-type="float" office:value="10" calcext:value-type="float">
            <text:p>10</text:p>
          </table:table-cell>
          <table:table-cell table:formula="of:=IF(AND([.E73]=[.E72];[.E72]=[.F72]);[.E73];MAX([.E73];[.E72];[.F72])-1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CEILING(AVERAGE([.B74:.D74]))" office:value-type="float" office:value="11" calcext:value-type="float">
            <text:p>11</text:p>
          </table:table-cell>
          <table:table-cell table:formula="of:=IF(AND([.E74]=[.E73];[.E73]=[.F73]);[.E74];MAX([.E74];[.E73];[.F73])-1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CEILING(AVERAGE([.B75:.D75]))" office:value-type="float" office:value="12" calcext:value-type="float">
            <text:p>12</text:p>
          </table:table-cell>
          <table:table-cell table:formula="of:=IF(AND([.E75]=[.E74];[.E74]=[.F74]);[.E75];MAX([.E75];[.E74];[.F74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CEILING(AVERAGE([.B76:.D76]))" office:value-type="float" office:value="12" calcext:value-type="float">
            <text:p>12</text:p>
          </table:table-cell>
          <table:table-cell table:formula="of:=IF(AND([.E76]=[.E75];[.E75]=[.F75]);[.E76];MAX([.E76];[.E75];[.F75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CEILING(AVERAGE([.B77:.D77]))" office:value-type="float" office:value="13" calcext:value-type="float">
            <text:p>13</text:p>
          </table:table-cell>
          <table:table-cell table:formula="of:=IF(AND([.E77]=[.E76];[.E76]=[.F76]);[.E77];MAX([.E77];[.E76];[.F76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CEILING(AVERAGE([.B78:.D78]))" office:value-type="float" office:value="13" calcext:value-type="float">
            <text:p>13</text:p>
          </table:table-cell>
          <table:table-cell table:formula="of:=IF(AND([.E78]=[.E77];[.E77]=[.F77]);[.E78];MAX([.E78];[.E77];[.F77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CEILING(AVERAGE([.B79:.D79]))" office:value-type="float" office:value="13" calcext:value-type="float">
            <text:p>13</text:p>
          </table:table-cell>
          <table:table-cell table:formula="of:=IF(AND([.E79]=[.E78];[.E78]=[.F78]);[.E79];MAX([.E79];[.E78];[.F78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CEILING(AVERAGE([.B80:.D80]))" office:value-type="float" office:value="14" calcext:value-type="float">
            <text:p>14</text:p>
          </table:table-cell>
          <table:table-cell table:formula="of:=IF(AND([.E80]=[.E79];[.E79]=[.F79]);[.E80];MAX([.E80];[.E79];[.F79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CEILING(AVERAGE([.B81:.D81]))" office:value-type="float" office:value="14" calcext:value-type="float">
            <text:p>14</text:p>
          </table:table-cell>
          <table:table-cell table:formula="of:=IF(AND([.E81]=[.E80];[.E80]=[.F80]);[.E81];MAX([.E81];[.E80];[.F80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EILING(AVERAGE([.B82:.D82]))" office:value-type="float" office:value="15" calcext:value-type="float">
            <text:p>15</text:p>
          </table:table-cell>
          <table:table-cell table:formula="of:=IF(AND([.E82]=[.E81];[.E81]=[.F81]);[.E82];MAX([.E82];[.E81];[.F81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EILING(AVERAGE([.B83:.D83]))" office:value-type="float" office:value="15" calcext:value-type="float">
            <text:p>15</text:p>
          </table:table-cell>
          <table:table-cell table:formula="of:=IF(AND([.E83]=[.E82];[.E82]=[.F82]);[.E83];MAX([.E83];[.E82];[.F82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EILING(AVERAGE([.B84:.D84]))" office:value-type="float" office:value="15" calcext:value-type="float">
            <text:p>15</text:p>
          </table:table-cell>
          <table:table-cell table:formula="of:=IF(AND([.E84]=[.E83];[.E83]=[.F83]);[.E84];MAX([.E84];[.E83];[.F83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CEILING(AVERAGE([.B85:.D85]))" office:value-type="float" office:value="14" calcext:value-type="float">
            <text:p>14</text:p>
          </table:table-cell>
          <table:table-cell table:formula="of:=IF(AND([.E85]=[.E84];[.E84]=[.F84]);[.E85];MAX([.E85];[.E84];[.F84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CEILING(AVERAGE([.B86:.D86]))" office:value-type="float" office:value="15" calcext:value-type="float">
            <text:p>15</text:p>
          </table:table-cell>
          <table:table-cell table:formula="of:=IF(AND([.E86]=[.E85];[.E85]=[.F85]);[.E86];MAX([.E86];[.E85];[.F85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CEILING(AVERAGE([.B87:.D87]))" office:value-type="float" office:value="16" calcext:value-type="float">
            <text:p>16</text:p>
          </table:table-cell>
          <table:table-cell table:formula="of:=IF(AND([.E87]=[.E86];[.E86]=[.F86]);[.E87];MAX([.E87];[.E86];[.F86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CEILING(AVERAGE([.B88:.D88]))" office:value-type="float" office:value="16" calcext:value-type="float">
            <text:p>16</text:p>
          </table:table-cell>
          <table:table-cell table:formula="of:=IF(AND([.E88]=[.E87];[.E87]=[.F87]);[.E88];MAX([.E88];[.E87];[.F87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CEILING(AVERAGE([.B89:.D89]))" office:value-type="float" office:value="16" calcext:value-type="float">
            <text:p>16</text:p>
          </table:table-cell>
          <table:table-cell table:formula="of:=IF(AND([.E89]=[.E88];[.E88]=[.F88]);[.E89];MAX([.E89];[.E88];[.F88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CEILING(AVERAGE([.B90:.D90]))" office:value-type="float" office:value="16" calcext:value-type="float">
            <text:p>16</text:p>
          </table:table-cell>
          <table:table-cell table:formula="of:=IF(AND([.E90]=[.E89];[.E89]=[.F89]);[.E90];MAX([.E90];[.E89];[.F89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CEILING(AVERAGE([.B91:.D91]))" office:value-type="float" office:value="16" calcext:value-type="float">
            <text:p>16</text:p>
          </table:table-cell>
          <table:table-cell table:formula="of:=IF(AND([.E91]=[.E90];[.E90]=[.F90]);[.E91];MAX([.E91];[.E90];[.F90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CEILING(AVERAGE([.B92:.D92]))" office:value-type="float" office:value="16" calcext:value-type="float">
            <text:p>16</text:p>
          </table:table-cell>
          <table:table-cell table:formula="of:=IF(AND([.E92]=[.E91];[.E91]=[.F91]);[.E92];MAX([.E92];[.E91];[.F91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EILING(AVERAGE([.B93:.D93]))" office:value-type="float" office:value="15" calcext:value-type="float">
            <text:p>15</text:p>
          </table:table-cell>
          <table:table-cell table:formula="of:=IF(AND([.E93]=[.E92];[.E92]=[.F92]);[.E93];MAX([.E93];[.E92];[.F92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CEILING(AVERAGE([.B94:.D94]))" office:value-type="float" office:value="16" calcext:value-type="float">
            <text:p>16</text:p>
          </table:table-cell>
          <table:table-cell table:formula="of:=IF(AND([.E94]=[.E93];[.E93]=[.F93]);[.E94];MAX([.E94];[.E93];[.F93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CEILING(AVERAGE([.B95:.D95]))" office:value-type="float" office:value="16" calcext:value-type="float">
            <text:p>16</text:p>
          </table:table-cell>
          <table:table-cell table:formula="of:=IF(AND([.E95]=[.E94];[.E94]=[.F94]);[.E95];MAX([.E95];[.E94];[.F94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CEILING(AVERAGE([.B96:.D96]))" office:value-type="float" office:value="16" calcext:value-type="float">
            <text:p>16</text:p>
          </table:table-cell>
          <table:table-cell table:formula="of:=IF(AND([.E96]=[.E95];[.E95]=[.F95]);[.E96];MAX([.E96];[.E95];[.F95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CEILING(AVERAGE([.B97:.D97]))" office:value-type="float" office:value="16" calcext:value-type="float">
            <text:p>16</text:p>
          </table:table-cell>
          <table:table-cell table:formula="of:=IF(AND([.E97]=[.E96];[.E96]=[.F96]);[.E97];MAX([.E97];[.E96];[.F96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CEILING(AVERAGE([.B98:.D98]))" office:value-type="float" office:value="15" calcext:value-type="float">
            <text:p>15</text:p>
          </table:table-cell>
          <table:table-cell table:formula="of:=IF(AND([.E98]=[.E97];[.E97]=[.F97]);[.E98];MAX([.E98];[.E97];[.F97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EILING(AVERAGE([.B99:.D99]))" office:value-type="float" office:value="15" calcext:value-type="float">
            <text:p>15</text:p>
          </table:table-cell>
          <table:table-cell table:formula="of:=IF(AND([.E99]=[.E98];[.E98]=[.F98]);[.E99];MAX([.E99];[.E98];[.F98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EILING(AVERAGE([.B100:.D100]))" office:value-type="float" office:value="15" calcext:value-type="float">
            <text:p>15</text:p>
          </table:table-cell>
          <table:table-cell table:formula="of:=IF(AND([.E100]=[.E99];[.E99]=[.F99]);[.E100];MAX([.E100];[.E99];[.F99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EILING(AVERAGE([.B101:.D101]))" office:value-type="float" office:value="15" calcext:value-type="float">
            <text:p>15</text:p>
          </table:table-cell>
          <table:table-cell table:formula="of:=IF(AND([.E101]=[.E100];[.E100]=[.F100]);[.E101];MAX([.E101];[.E100];[.F100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EILING(AVERAGE([.B102:.D102]))" office:value-type="float" office:value="15" calcext:value-type="float">
            <text:p>15</text:p>
          </table:table-cell>
          <table:table-cell table:formula="of:=IF(AND([.E102]=[.E101];[.E101]=[.F101]);[.E102];MAX([.E102];[.E101];[.F101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EILING(AVERAGE([.B103:.D103]))" office:value-type="float" office:value="15" calcext:value-type="float">
            <text:p>15</text:p>
          </table:table-cell>
          <table:table-cell table:formula="of:=IF(AND([.E103]=[.E102];[.E102]=[.F102]);[.E103];MAX([.E103];[.E102];[.F102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CEILING(AVERAGE([.B104:.D104]))" office:value-type="float" office:value="15" calcext:value-type="float">
            <text:p>15</text:p>
          </table:table-cell>
          <table:table-cell table:formula="of:=IF(AND([.E104]=[.E103];[.E103]=[.F103]);[.E104];MAX([.E104];[.E103];[.F103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CEILING(AVERAGE([.B105:.D105]))" office:value-type="float" office:value="15" calcext:value-type="float">
            <text:p>15</text:p>
          </table:table-cell>
          <table:table-cell table:formula="of:=IF(AND([.E105]=[.E104];[.E104]=[.F104]);[.E105];MAX([.E105];[.E104];[.F104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CEILING(AVERAGE([.B106:.D106]))" office:value-type="float" office:value="15" calcext:value-type="float">
            <text:p>15</text:p>
          </table:table-cell>
          <table:table-cell table:formula="of:=IF(AND([.E106]=[.E105];[.E105]=[.F105]);[.E106];MAX([.E106];[.E105];[.F105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EILING(AVERAGE([.B107:.D107]))" office:value-type="float" office:value="15" calcext:value-type="float">
            <text:p>15</text:p>
          </table:table-cell>
          <table:table-cell table:formula="of:=IF(AND([.E107]=[.E106];[.E106]=[.F106]);[.E107];MAX([.E107];[.E106];[.F106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CEILING(AVERAGE([.B108:.D108]))" office:value-type="float" office:value="14" calcext:value-type="float">
            <text:p>14</text:p>
          </table:table-cell>
          <table:table-cell table:formula="of:=IF(AND([.E108]=[.E107];[.E107]=[.F107]);[.E108];MAX([.E108];[.E107];[.F107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CEILING(AVERAGE([.B109:.D109]))" office:value-type="float" office:value="15" calcext:value-type="float">
            <text:p>15</text:p>
          </table:table-cell>
          <table:table-cell table:formula="of:=IF(AND([.E109]=[.E108];[.E108]=[.F108]);[.E109];MAX([.E109];[.E108];[.F108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EILING(AVERAGE([.B110:.D110]))" office:value-type="float" office:value="15" calcext:value-type="float">
            <text:p>15</text:p>
          </table:table-cell>
          <table:table-cell table:formula="of:=IF(AND([.E110]=[.E109];[.E109]=[.F109]);[.E110];MAX([.E110];[.E109];[.F109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CEILING(AVERAGE([.B111:.D111]))" office:value-type="float" office:value="15" calcext:value-type="float">
            <text:p>15</text:p>
          </table:table-cell>
          <table:table-cell table:formula="of:=IF(AND([.E111]=[.E110];[.E110]=[.F110]);[.E111];MAX([.E111];[.E110];[.F110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CEILING(AVERAGE([.B112:.D112]))" office:value-type="float" office:value="15" calcext:value-type="float">
            <text:p>15</text:p>
          </table:table-cell>
          <table:table-cell table:formula="of:=IF(AND([.E112]=[.E111];[.E111]=[.F111]);[.E112];MAX([.E112];[.E111];[.F111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CEILING(AVERAGE([.B113:.D113]))" office:value-type="float" office:value="15" calcext:value-type="float">
            <text:p>15</text:p>
          </table:table-cell>
          <table:table-cell table:formula="of:=IF(AND([.E113]=[.E112];[.E112]=[.F112]);[.E113];MAX([.E113];[.E112];[.F112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EILING(AVERAGE([.B114:.D114]))" office:value-type="float" office:value="15" calcext:value-type="float">
            <text:p>15</text:p>
          </table:table-cell>
          <table:table-cell table:formula="of:=IF(AND([.E114]=[.E113];[.E113]=[.F113]);[.E114];MAX([.E114];[.E113];[.F113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CEILING(AVERAGE([.B115:.D115]))" office:value-type="float" office:value="15" calcext:value-type="float">
            <text:p>15</text:p>
          </table:table-cell>
          <table:table-cell table:formula="of:=IF(AND([.E115]=[.E114];[.E114]=[.F114]);[.E115];MAX([.E115];[.E114];[.F114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CEILING(AVERAGE([.B116:.D116]))" office:value-type="float" office:value="15" calcext:value-type="float">
            <text:p>15</text:p>
          </table:table-cell>
          <table:table-cell table:formula="of:=IF(AND([.E116]=[.E115];[.E115]=[.F115]);[.E116];MAX([.E116];[.E115];[.F115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CEILING(AVERAGE([.B117:.D117]))" office:value-type="float" office:value="15" calcext:value-type="float">
            <text:p>15</text:p>
          </table:table-cell>
          <table:table-cell table:formula="of:=IF(AND([.E117]=[.E116];[.E116]=[.F116]);[.E117];MAX([.E117];[.E116];[.F116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EILING(AVERAGE([.B118:.D118]))" office:value-type="float" office:value="14" calcext:value-type="float">
            <text:p>14</text:p>
          </table:table-cell>
          <table:table-cell table:formula="of:=IF(AND([.E118]=[.E117];[.E117]=[.F117]);[.E118];MAX([.E118];[.E117];[.F117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EILING(AVERAGE([.B119:.D119]))" office:value-type="float" office:value="14" calcext:value-type="float">
            <text:p>14</text:p>
          </table:table-cell>
          <table:table-cell table:formula="of:=IF(AND([.E119]=[.E118];[.E118]=[.F118]);[.E119];MAX([.E119];[.E118];[.F118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EILING(AVERAGE([.B120:.D120]))" office:value-type="float" office:value="14" calcext:value-type="float">
            <text:p>14</text:p>
          </table:table-cell>
          <table:table-cell table:formula="of:=IF(AND([.E120]=[.E119];[.E119]=[.F119]);[.E120];MAX([.E120];[.E119];[.F119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EILING(AVERAGE([.B121:.D121]))" office:value-type="float" office:value="13" calcext:value-type="float">
            <text:p>13</text:p>
          </table:table-cell>
          <table:table-cell table:formula="of:=IF(AND([.E121]=[.E120];[.E120]=[.F120]);[.E121];MAX([.E121];[.E120];[.F120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22:.D122]))" office:value-type="float" office:value="13" calcext:value-type="float">
            <text:p>13</text:p>
          </table:table-cell>
          <table:table-cell table:formula="of:=IF(AND([.E122]=[.E121];[.E121]=[.F121]);[.E122];MAX([.E122];[.E121];[.F121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23:.D123]))" office:value-type="float" office:value="13" calcext:value-type="float">
            <text:p>13</text:p>
          </table:table-cell>
          <table:table-cell table:formula="of:=IF(AND([.E123]=[.E122];[.E122]=[.F122]);[.E123];MAX([.E123];[.E122];[.F122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8-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CEILING(AVERAGE([.B124:.D124]))" office:value-type="float" office:value="13" calcext:value-type="float">
            <text:p>13</text:p>
          </table:table-cell>
          <table:table-cell table:formula="of:=IF(AND([.E124]=[.E123];[.E123]=[.F123]);[.E124];MAX([.E124];[.E123];[.F123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0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25:.D125]))" office:value-type="float" office:value="13" calcext:value-type="float">
            <text:p>13</text:p>
          </table:table-cell>
          <table:table-cell table:formula="of:=IF(AND([.E125]=[.E124];[.E124]=[.F124]);[.E125];MAX([.E125];[.E124];[.F124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0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26:.D126]))" office:value-type="float" office:value="13" calcext:value-type="float">
            <text:p>13</text:p>
          </table:table-cell>
          <table:table-cell table:formula="of:=IF(AND([.E126]=[.E125];[.E125]=[.F125]);[.E126];MAX([.E126];[.E125];[.F125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27:.D127]))" office:value-type="float" office:value="13" calcext:value-type="float">
            <text:p>13</text:p>
          </table:table-cell>
          <table:table-cell table:formula="of:=IF(AND([.E127]=[.E126];[.E126]=[.F126]);[.E127];MAX([.E127];[.E126];[.F126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0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28:.D128]))" office:value-type="float" office:value="13" calcext:value-type="float">
            <text:p>13</text:p>
          </table:table-cell>
          <table:table-cell table:formula="of:=IF(AND([.E128]=[.E127];[.E127]=[.F127]);[.E128];MAX([.E128];[.E127];[.F127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0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29:.D129]))" office:value-type="float" office:value="13" calcext:value-type="float">
            <text:p>13</text:p>
          </table:table-cell>
          <table:table-cell table:formula="of:=IF(AND([.E129]=[.E128];[.E128]=[.F128]);[.E129];MAX([.E129];[.E128];[.F128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0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30:.D130]))" office:value-type="float" office:value="13" calcext:value-type="float">
            <text:p>13</text:p>
          </table:table-cell>
          <table:table-cell table:formula="of:=IF(AND([.E130]=[.E129];[.E129]=[.F129]);[.E130];MAX([.E130];[.E129];[.F129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0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CEILING(AVERAGE([.B131:.D131]))" office:value-type="float" office:value="13" calcext:value-type="float">
            <text:p>13</text:p>
          </table:table-cell>
          <table:table-cell table:formula="of:=IF(AND([.E131]=[.E130];[.E130]=[.F130]);[.E131];MAX([.E131];[.E130];[.F130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0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32:.D132]))" office:value-type="float" office:value="13" calcext:value-type="float">
            <text:p>13</text:p>
          </table:table-cell>
          <table:table-cell table:formula="of:=IF(AND([.E132]=[.E131];[.E131]=[.F131]);[.E132];MAX([.E132];[.E131];[.F131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0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33:.D133]))" office:value-type="float" office:value="13" calcext:value-type="float">
            <text:p>13</text:p>
          </table:table-cell>
          <table:table-cell table:formula="of:=IF(AND([.E133]=[.E132];[.E132]=[.F132]);[.E133];MAX([.E133];[.E132];[.F132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34:.D134]))" office:value-type="float" office:value="13" calcext:value-type="float">
            <text:p>13</text:p>
          </table:table-cell>
          <table:table-cell table:formula="of:=IF(AND([.E134]=[.E133];[.E133]=[.F133]);[.E134];MAX([.E134];[.E133];[.F133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CEILING(AVERAGE([.B135:.D135]))" office:value-type="float" office:value="12" calcext:value-type="float">
            <text:p>12</text:p>
          </table:table-cell>
          <table:table-cell table:formula="of:=IF(AND([.E135]=[.E134];[.E134]=[.F134]);[.E135];MAX([.E135];[.E134];[.F134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CEILING(AVERAGE([.B136:.D136]))" office:value-type="float" office:value="12" calcext:value-type="float">
            <text:p>12</text:p>
          </table:table-cell>
          <table:table-cell table:formula="of:=IF(AND([.E136]=[.E135];[.E135]=[.F135]);[.E136];MAX([.E136];[.E135];[.F135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37:.D137]))" office:value-type="float" office:value="13" calcext:value-type="float">
            <text:p>13</text:p>
          </table:table-cell>
          <table:table-cell table:formula="of:=IF(AND([.E137]=[.E136];[.E136]=[.F136]);[.E137];MAX([.E137];[.E136];[.F136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CEILING(AVERAGE([.B138:.D138]))" office:value-type="float" office:value="13" calcext:value-type="float">
            <text:p>13</text:p>
          </table:table-cell>
          <table:table-cell table:formula="of:=IF(AND([.E138]=[.E137];[.E137]=[.F137]);[.E138];MAX([.E138];[.E137];[.F137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CEILING(AVERAGE([.B139:.D139]))" office:value-type="float" office:value="14" calcext:value-type="float">
            <text:p>14</text:p>
          </table:table-cell>
          <table:table-cell table:formula="of:=IF(AND([.E139]=[.E138];[.E138]=[.F138]);[.E139];MAX([.E139];[.E138];[.F138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CEILING(AVERAGE([.B140:.D140]))" office:value-type="float" office:value="14" calcext:value-type="float">
            <text:p>14</text:p>
          </table:table-cell>
          <table:table-cell table:formula="of:=IF(AND([.E140]=[.E139];[.E139]=[.F139]);[.E140];MAX([.E140];[.E139];[.F139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CEILING(AVERAGE([.B141:.D141]))" office:value-type="float" office:value="14" calcext:value-type="float">
            <text:p>14</text:p>
          </table:table-cell>
          <table:table-cell table:formula="of:=IF(AND([.E141]=[.E140];[.E140]=[.F140]);[.E141];MAX([.E141];[.E140];[.F140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EILING(AVERAGE([.B142:.D142]))" office:value-type="float" office:value="14" calcext:value-type="float">
            <text:p>14</text:p>
          </table:table-cell>
          <table:table-cell table:formula="of:=IF(AND([.E142]=[.E141];[.E141]=[.F141]);[.E142];MAX([.E142];[.E141];[.F141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EILING(AVERAGE([.B143:.D143]))" office:value-type="float" office:value="14" calcext:value-type="float">
            <text:p>14</text:p>
          </table:table-cell>
          <table:table-cell table:formula="of:=IF(AND([.E143]=[.E142];[.E142]=[.F142]);[.E143];MAX([.E143];[.E142];[.F142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CEILING(AVERAGE([.B144:.D144]))" office:value-type="float" office:value="14" calcext:value-type="float">
            <text:p>14</text:p>
          </table:table-cell>
          <table:table-cell table:formula="of:=IF(AND([.E144]=[.E143];[.E143]=[.F143]);[.E144];MAX([.E144];[.E143];[.F143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CEILING(AVERAGE([.B145:.D145]))" office:value-type="float" office:value="14" calcext:value-type="float">
            <text:p>14</text:p>
          </table:table-cell>
          <table:table-cell table:formula="of:=IF(AND([.E145]=[.E144];[.E144]=[.F144]);[.E145];MAX([.E145];[.E144];[.F144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CEILING(AVERAGE([.B146:.D146]))" office:value-type="float" office:value="14" calcext:value-type="float">
            <text:p>14</text:p>
          </table:table-cell>
          <table:table-cell table:formula="of:=IF(AND([.E146]=[.E145];[.E145]=[.F145]);[.E146];MAX([.E146];[.E145];[.F145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CEILING(AVERAGE([.B147:.D147]))" office:value-type="float" office:value="14" calcext:value-type="float">
            <text:p>14</text:p>
          </table:table-cell>
          <table:table-cell table:formula="of:=IF(AND([.E147]=[.E146];[.E146]=[.F146]);[.E147];MAX([.E147];[.E146];[.F146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CEILING(AVERAGE([.B148:.D148]))" office:value-type="float" office:value="14" calcext:value-type="float">
            <text:p>14</text:p>
          </table:table-cell>
          <table:table-cell table:formula="of:=IF(AND([.E148]=[.E147];[.E147]=[.F147]);[.E148];MAX([.E148];[.E147];[.F147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49:.D149]))" office:value-type="float" office:value="13" calcext:value-type="float">
            <text:p>13</text:p>
          </table:table-cell>
          <table:table-cell table:formula="of:=IF(AND([.E149]=[.E148];[.E148]=[.F148]);[.E149];MAX([.E149];[.E148];[.F148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50:.D150]))" office:value-type="float" office:value="13" calcext:value-type="float">
            <text:p>13</text:p>
          </table:table-cell>
          <table:table-cell table:formula="of:=IF(AND([.E150]=[.E149];[.E149]=[.F149]);[.E150];MAX([.E150];[.E149];[.F149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51:.D151]))" office:value-type="float" office:value="13" calcext:value-type="float">
            <text:p>13</text:p>
          </table:table-cell>
          <table:table-cell table:formula="of:=IF(AND([.E151]=[.E150];[.E150]=[.F150]);[.E151];MAX([.E151];[.E150];[.F150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52:.D152]))" office:value-type="float" office:value="13" calcext:value-type="float">
            <text:p>13</text:p>
          </table:table-cell>
          <table:table-cell table:formula="of:=IF(AND([.E152]=[.E151];[.E151]=[.F151]);[.E152];MAX([.E152];[.E151];[.F151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53:.D153]))" office:value-type="float" office:value="13" calcext:value-type="float">
            <text:p>13</text:p>
          </table:table-cell>
          <table:table-cell table:formula="of:=IF(AND([.E153]=[.E152];[.E152]=[.F152]);[.E153];MAX([.E153];[.E152];[.F152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54:.D154]))" office:value-type="float" office:value="13" calcext:value-type="float">
            <text:p>13</text:p>
          </table:table-cell>
          <table:table-cell table:formula="of:=IF(AND([.E154]=[.E153];[.E153]=[.F153]);[.E154];MAX([.E154];[.E153];[.F153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CEILING(AVERAGE([.B155:.D155]))" office:value-type="float" office:value="13" calcext:value-type="float">
            <text:p>13</text:p>
          </table:table-cell>
          <table:table-cell table:formula="of:=IF(AND([.E155]=[.E154];[.E154]=[.F154]);[.E155];MAX([.E155];[.E154];[.F154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CEILING(AVERAGE([.B156:.D156]))" office:value-type="float" office:value="13" calcext:value-type="float">
            <text:p>13</text:p>
          </table:table-cell>
          <table:table-cell table:formula="of:=IF(AND([.E156]=[.E155];[.E155]=[.F155]);[.E156];MAX([.E156];[.E155];[.F155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57:.D157]))" office:value-type="float" office:value="13" calcext:value-type="float">
            <text:p>13</text:p>
          </table:table-cell>
          <table:table-cell table:formula="of:=IF(AND([.E157]=[.E156];[.E156]=[.F156]);[.E157];MAX([.E157];[.E156];[.F156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CEILING(AVERAGE([.B158:.D158]))" office:value-type="float" office:value="13" calcext:value-type="float">
            <text:p>13</text:p>
          </table:table-cell>
          <table:table-cell table:formula="of:=IF(AND([.E158]=[.E157];[.E157]=[.F157]);[.E158];MAX([.E158];[.E157];[.F157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CEILING(AVERAGE([.B159:.D159]))" office:value-type="float" office:value="13" calcext:value-type="float">
            <text:p>13</text:p>
          </table:table-cell>
          <table:table-cell table:formula="of:=IF(AND([.E159]=[.E158];[.E158]=[.F158]);[.E159];MAX([.E159];[.E158];[.F158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60:.D160]))" office:value-type="float" office:value="13" calcext:value-type="float">
            <text:p>13</text:p>
          </table:table-cell>
          <table:table-cell table:formula="of:=IF(AND([.E160]=[.E159];[.E159]=[.F159]);[.E160];MAX([.E160];[.E159];[.F159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61:.D161]))" office:value-type="float" office:value="13" calcext:value-type="float">
            <text:p>13</text:p>
          </table:table-cell>
          <table:table-cell table:formula="of:=IF(AND([.E161]=[.E160];[.E160]=[.F160]);[.E161];MAX([.E161];[.E160];[.F160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62:.D162]))" office:value-type="float" office:value="13" calcext:value-type="float">
            <text:p>13</text:p>
          </table:table-cell>
          <table:table-cell table:formula="of:=IF(AND([.E162]=[.E161];[.E161]=[.F161]);[.E162];MAX([.E162];[.E161];[.F161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EILING(AVERAGE([.B163:.D163]))" office:value-type="float" office:value="12" calcext:value-type="float">
            <text:p>12</text:p>
          </table:table-cell>
          <table:table-cell table:formula="of:=IF(AND([.E163]=[.E162];[.E162]=[.F162]);[.E163];MAX([.E163];[.E162];[.F162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EILING(AVERAGE([.B164:.D164]))" office:value-type="float" office:value="12" calcext:value-type="float">
            <text:p>12</text:p>
          </table:table-cell>
          <table:table-cell table:formula="of:=IF(AND([.E164]=[.E163];[.E163]=[.F163]);[.E164];MAX([.E164];[.E163];[.F163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65:.D165]))" office:value-type="float" office:value="13" calcext:value-type="float">
            <text:p>13</text:p>
          </table:table-cell>
          <table:table-cell table:formula="of:=IF(AND([.E165]=[.E164];[.E164]=[.F164]);[.E165];MAX([.E165];[.E164];[.F164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CEILING(AVERAGE([.B166:.D166]))" office:value-type="float" office:value="13" calcext:value-type="float">
            <text:p>13</text:p>
          </table:table-cell>
          <table:table-cell table:formula="of:=IF(AND([.E166]=[.E165];[.E165]=[.F165]);[.E166];MAX([.E166];[.E165];[.F165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EILING(AVERAGE([.B167:.D167]))" office:value-type="float" office:value="12" calcext:value-type="float">
            <text:p>12</text:p>
          </table:table-cell>
          <table:table-cell table:formula="of:=IF(AND([.E167]=[.E166];[.E166]=[.F166]);[.E167];MAX([.E167];[.E166];[.F166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EILING(AVERAGE([.B168:.D168]))" office:value-type="float" office:value="13" calcext:value-type="float">
            <text:p>13</text:p>
          </table:table-cell>
          <table:table-cell table:formula="of:=IF(AND([.E168]=[.E167];[.E167]=[.F167]);[.E168];MAX([.E168];[.E167];[.F167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EILING(AVERAGE([.B169:.D169]))" office:value-type="float" office:value="13" calcext:value-type="float">
            <text:p>13</text:p>
          </table:table-cell>
          <table:table-cell table:formula="of:=IF(AND([.E169]=[.E168];[.E168]=[.F168]);[.E169];MAX([.E169];[.E168];[.F168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CEILING(AVERAGE([.B170:.D170]))" office:value-type="float" office:value="12" calcext:value-type="float">
            <text:p>12</text:p>
          </table:table-cell>
          <table:table-cell table:formula="of:=IF(AND([.E170]=[.E169];[.E169]=[.F169]);[.E170];MAX([.E170];[.E169];[.F169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CEILING(AVERAGE([.B171:.D171]))" office:value-type="float" office:value="12" calcext:value-type="float">
            <text:p>12</text:p>
          </table:table-cell>
          <table:table-cell table:formula="of:=IF(AND([.E171]=[.E170];[.E170]=[.F170]);[.E171];MAX([.E171];[.E170];[.F170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EILING(AVERAGE([.B172:.D172]))" office:value-type="float" office:value="12" calcext:value-type="float">
            <text:p>12</text:p>
          </table:table-cell>
          <table:table-cell table:formula="of:=IF(AND([.E172]=[.E171];[.E171]=[.F171]);[.E172];MAX([.E172];[.E171];[.F171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EILING(AVERAGE([.B173:.D173]))" office:value-type="float" office:value="12" calcext:value-type="float">
            <text:p>12</text:p>
          </table:table-cell>
          <table:table-cell table:formula="of:=IF(AND([.E173]=[.E172];[.E172]=[.F172]);[.E173];MAX([.E173];[.E172];[.F172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EILING(AVERAGE([.B174:.D174]))" office:value-type="float" office:value="12" calcext:value-type="float">
            <text:p>12</text:p>
          </table:table-cell>
          <table:table-cell table:formula="of:=IF(AND([.E174]=[.E173];[.E173]=[.F173]);[.E174];MAX([.E174];[.E173];[.F173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CEILING(AVERAGE([.B175:.D175]))" office:value-type="float" office:value="12" calcext:value-type="float">
            <text:p>12</text:p>
          </table:table-cell>
          <table:table-cell table:formula="of:=IF(AND([.E175]=[.E174];[.E174]=[.F174]);[.E175];MAX([.E175];[.E174];[.F174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CEILING(AVERAGE([.B176:.D176]))" office:value-type="float" office:value="11" calcext:value-type="float">
            <text:p>11</text:p>
          </table:table-cell>
          <table:table-cell table:formula="of:=IF(AND([.E176]=[.E175];[.E175]=[.F175]);[.E176];MAX([.E176];[.E175];[.F175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CEILING(AVERAGE([.B177:.D177]))" office:value-type="float" office:value="11" calcext:value-type="float">
            <text:p>11</text:p>
          </table:table-cell>
          <table:table-cell table:formula="of:=IF(AND([.E177]=[.E176];[.E176]=[.F176]);[.E177];MAX([.E177];[.E176];[.F176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CEILING(AVERAGE([.B178:.D178]))" office:value-type="float" office:value="11" calcext:value-type="float">
            <text:p>11</text:p>
          </table:table-cell>
          <table:table-cell table:formula="of:=IF(AND([.E178]=[.E177];[.E177]=[.F177]);[.E178];MAX([.E178];[.E177];[.F177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CEILING(AVERAGE([.B179:.D179]))" office:value-type="float" office:value="11" calcext:value-type="float">
            <text:p>11</text:p>
          </table:table-cell>
          <table:table-cell table:formula="of:=IF(AND([.E179]=[.E178];[.E178]=[.F178]);[.E179];MAX([.E179];[.E178];[.F178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CEILING(AVERAGE([.B180:.D180]))" office:value-type="float" office:value="11" calcext:value-type="float">
            <text:p>11</text:p>
          </table:table-cell>
          <table:table-cell table:formula="of:=IF(AND([.E180]=[.E179];[.E179]=[.F179]);[.E180];MAX([.E180];[.E179];[.F179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CEILING(AVERAGE([.B181:.D181]))" office:value-type="float" office:value="11" calcext:value-type="float">
            <text:p>11</text:p>
          </table:table-cell>
          <table:table-cell table:formula="of:=IF(AND([.E181]=[.E180];[.E180]=[.F180]);[.E181];MAX([.E181];[.E180];[.F180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EILING(AVERAGE([.B182:.D182]))" office:value-type="float" office:value="12" calcext:value-type="float">
            <text:p>12</text:p>
          </table:table-cell>
          <table:table-cell table:formula="of:=IF(AND([.E182]=[.E181];[.E181]=[.F181]);[.E182];MAX([.E182];[.E181];[.F181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EILING(AVERAGE([.B183:.D183]))" office:value-type="float" office:value="12" calcext:value-type="float">
            <text:p>12</text:p>
          </table:table-cell>
          <table:table-cell table:formula="of:=IF(AND([.E183]=[.E182];[.E182]=[.F182]);[.E183];MAX([.E183];[.E182];[.F182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CEILING(AVERAGE([.B184:.D184]))" office:value-type="float" office:value="11" calcext:value-type="float">
            <text:p>11</text:p>
          </table:table-cell>
          <table:table-cell table:formula="of:=IF(AND([.E184]=[.E183];[.E183]=[.F183]);[.E184];MAX([.E184];[.E183];[.F183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0-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CEILING(AVERAGE([.B185:.D185]))" office:value-type="float" office:value="11" calcext:value-type="float">
            <text:p>11</text:p>
          </table:table-cell>
          <table:table-cell table:formula="of:=IF(AND([.E185]=[.E184];[.E184]=[.F184]);[.E185];MAX([.E185];[.E184];[.F184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86:.D186]))" office:value-type="float" office:value="12" calcext:value-type="float">
            <text:p>12</text:p>
          </table:table-cell>
          <table:table-cell table:formula="of:=IF(AND([.E186]=[.E185];[.E185]=[.F185]);[.E186];MAX([.E186];[.E185];[.F185])-1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0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87:.D187]))" office:value-type="float" office:value="13" calcext:value-type="float">
            <text:p>13</text:p>
          </table:table-cell>
          <table:table-cell table:formula="of:=IF(AND([.E187]=[.E186];[.E186]=[.F186]);[.E187];MAX([.E187];[.E186];[.F186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EILING(AVERAGE([.B188:.D188]))" office:value-type="float" office:value="13" calcext:value-type="float">
            <text:p>13</text:p>
          </table:table-cell>
          <table:table-cell table:formula="of:=IF(AND([.E188]=[.E187];[.E187]=[.F187]);[.E188];MAX([.E188];[.E187];[.F187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CEILING(AVERAGE([.B189:.D189]))" office:value-type="float" office:value="13" calcext:value-type="float">
            <text:p>13</text:p>
          </table:table-cell>
          <table:table-cell table:formula="of:=IF(AND([.E189]=[.E188];[.E188]=[.F188]);[.E189];MAX([.E189];[.E188];[.F188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CEILING(AVERAGE([.B190:.D190]))" office:value-type="float" office:value="13" calcext:value-type="float">
            <text:p>13</text:p>
          </table:table-cell>
          <table:table-cell table:formula="of:=IF(AND([.E190]=[.E189];[.E189]=[.F189]);[.E190];MAX([.E190];[.E189];[.F189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EILING(AVERAGE([.B191:.D191]))" office:value-type="float" office:value="13" calcext:value-type="float">
            <text:p>13</text:p>
          </table:table-cell>
          <table:table-cell table:formula="of:=IF(AND([.E191]=[.E190];[.E190]=[.F190]);[.E191];MAX([.E191];[.E190];[.F190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CEILING(AVERAGE([.B192:.D192]))" office:value-type="float" office:value="13" calcext:value-type="float">
            <text:p>13</text:p>
          </table:table-cell>
          <table:table-cell table:formula="of:=IF(AND([.E192]=[.E191];[.E191]=[.F191]);[.E192];MAX([.E192];[.E191];[.F191])-1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CEILING(AVERAGE([.B193:.D193]))" office:value-type="float" office:value="14" calcext:value-type="float">
            <text:p>14</text:p>
          </table:table-cell>
          <table:table-cell table:formula="of:=IF(AND([.E193]=[.E192];[.E192]=[.F192]);[.E193];MAX([.E193];[.E192];[.F192])-1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CEILING(AVERAGE([.B194:.D194]))" office:value-type="float" office:value="15" calcext:value-type="float">
            <text:p>15</text:p>
          </table:table-cell>
          <table:table-cell table:formula="of:=IF(AND([.E194]=[.E193];[.E193]=[.F193]);[.E194];MAX([.E194];[.E193];[.F193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CEILING(AVERAGE([.B195:.D195]))" office:value-type="float" office:value="14" calcext:value-type="float">
            <text:p>14</text:p>
          </table:table-cell>
          <table:table-cell table:formula="of:=IF(AND([.E195]=[.E194];[.E194]=[.F194]);[.E195];MAX([.E195];[.E194];[.F194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CEILING(AVERAGE([.B196:.D196]))" office:value-type="float" office:value="15" calcext:value-type="float">
            <text:p>15</text:p>
          </table:table-cell>
          <table:table-cell table:formula="of:=IF(AND([.E196]=[.E195];[.E195]=[.F195]);[.E196];MAX([.E196];[.E195];[.F195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CEILING(AVERAGE([.B197:.D197]))" office:value-type="float" office:value="15" calcext:value-type="float">
            <text:p>15</text:p>
          </table:table-cell>
          <table:table-cell table:formula="of:=IF(AND([.E197]=[.E196];[.E196]=[.F196]);[.E197];MAX([.E197];[.E196];[.F196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CEILING(AVERAGE([.B198:.D198]))" office:value-type="float" office:value="15" calcext:value-type="float">
            <text:p>15</text:p>
          </table:table-cell>
          <table:table-cell table:formula="of:=IF(AND([.E198]=[.E197];[.E197]=[.F197]);[.E198];MAX([.E198];[.E197];[.F197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CEILING(AVERAGE([.B199:.D199]))" office:value-type="float" office:value="15" calcext:value-type="float">
            <text:p>15</text:p>
          </table:table-cell>
          <table:table-cell table:formula="of:=IF(AND([.E199]=[.E198];[.E198]=[.F198]);[.E199];MAX([.E199];[.E198];[.F198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CEILING(AVERAGE([.B200:.D200]))" office:value-type="float" office:value="15" calcext:value-type="float">
            <text:p>15</text:p>
          </table:table-cell>
          <table:table-cell table:formula="of:=IF(AND([.E200]=[.E199];[.E199]=[.F199]);[.E200];MAX([.E200];[.E199];[.F199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CEILING(AVERAGE([.B201:.D201]))" office:value-type="float" office:value="15" calcext:value-type="float">
            <text:p>15</text:p>
          </table:table-cell>
          <table:table-cell table:formula="of:=IF(AND([.E201]=[.E200];[.E200]=[.F200]);[.E201];MAX([.E201];[.E200];[.F200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CEILING(AVERAGE([.B202:.D202]))" office:value-type="float" office:value="15" calcext:value-type="float">
            <text:p>15</text:p>
          </table:table-cell>
          <table:table-cell table:formula="of:=IF(AND([.E202]=[.E201];[.E201]=[.F201]);[.E202];MAX([.E202];[.E201];[.F201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CEILING(AVERAGE([.B203:.D203]))" office:value-type="float" office:value="15" calcext:value-type="float">
            <text:p>15</text:p>
          </table:table-cell>
          <table:table-cell table:formula="of:=IF(AND([.E203]=[.E202];[.E202]=[.F202]);[.E203];MAX([.E203];[.E202];[.F202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CEILING(AVERAGE([.B204:.D204]))" office:value-type="float" office:value="15" calcext:value-type="float">
            <text:p>15</text:p>
          </table:table-cell>
          <table:table-cell table:formula="of:=IF(AND([.E204]=[.E203];[.E203]=[.F203]);[.E204];MAX([.E204];[.E203];[.F203])-1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CEILING(AVERAGE([.B205:.D205]))" office:value-type="float" office:value="16" calcext:value-type="float">
            <text:p>16</text:p>
          </table:table-cell>
          <table:table-cell table:formula="of:=IF(AND([.E205]=[.E204];[.E204]=[.F204]);[.E205];MAX([.E205];[.E204];[.F204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CEILING(AVERAGE([.B206:.D206]))" office:value-type="float" office:value="16" calcext:value-type="float">
            <text:p>16</text:p>
          </table:table-cell>
          <table:table-cell table:formula="of:=IF(AND([.E206]=[.E205];[.E205]=[.F205]);[.E206];MAX([.E206];[.E205];[.F205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CEILING(AVERAGE([.B207:.D207]))" office:value-type="float" office:value="16" calcext:value-type="float">
            <text:p>16</text:p>
          </table:table-cell>
          <table:table-cell table:formula="of:=IF(AND([.E207]=[.E206];[.E206]=[.F206]);[.E207];MAX([.E207];[.E206];[.F206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CEILING(AVERAGE([.B208:.D208]))" office:value-type="float" office:value="16" calcext:value-type="float">
            <text:p>16</text:p>
          </table:table-cell>
          <table:table-cell table:formula="of:=IF(AND([.E208]=[.E207];[.E207]=[.F207]);[.E208];MAX([.E208];[.E207];[.F207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CEILING(AVERAGE([.B209:.D209]))" office:value-type="float" office:value="16" calcext:value-type="float">
            <text:p>16</text:p>
          </table:table-cell>
          <table:table-cell table:formula="of:=IF(AND([.E209]=[.E208];[.E208]=[.F208]);[.E209];MAX([.E209];[.E208];[.F208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CEILING(AVERAGE([.B210:.D210]))" office:value-type="float" office:value="16" calcext:value-type="float">
            <text:p>16</text:p>
          </table:table-cell>
          <table:table-cell table:formula="of:=IF(AND([.E210]=[.E209];[.E209]=[.F209]);[.E210];MAX([.E210];[.E209];[.F209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CEILING(AVERAGE([.B211:.D211]))" office:value-type="float" office:value="16" calcext:value-type="float">
            <text:p>16</text:p>
          </table:table-cell>
          <table:table-cell table:formula="of:=IF(AND([.E211]=[.E210];[.E210]=[.F210]);[.E211];MAX([.E211];[.E210];[.F210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CEILING(AVERAGE([.B212:.D212]))" office:value-type="float" office:value="16" calcext:value-type="float">
            <text:p>16</text:p>
          </table:table-cell>
          <table:table-cell table:formula="of:=IF(AND([.E212]=[.E211];[.E211]=[.F211]);[.E212];MAX([.E212];[.E211];[.F211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CEILING(AVERAGE([.B213:.D213]))" office:value-type="float" office:value="16" calcext:value-type="float">
            <text:p>16</text:p>
          </table:table-cell>
          <table:table-cell table:formula="of:=IF(AND([.E213]=[.E212];[.E212]=[.F212]);[.E213];MAX([.E213];[.E212];[.F212])-1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CEILING(AVERAGE([.B214:.D214]))" office:value-type="float" office:value="17" calcext:value-type="float">
            <text:p>17</text:p>
          </table:table-cell>
          <table:table-cell table:formula="of:=IF(AND([.E214]=[.E213];[.E213]=[.F213]);[.E214];MAX([.E214];[.E213];[.F213])-1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CEILING(AVERAGE([.B215:.D215]))" office:value-type="float" office:value="18" calcext:value-type="float">
            <text:p>18</text:p>
          </table:table-cell>
          <table:table-cell table:formula="of:=IF(AND([.E215]=[.E214];[.E214]=[.F214]);[.E215];MAX([.E215];[.E214];[.F214])-1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CEILING(AVERAGE([.B216:.D216]))" office:value-type="float" office:value="18" calcext:value-type="float">
            <text:p>18</text:p>
          </table:table-cell>
          <table:table-cell table:formula="of:=IF(AND([.E216]=[.E215];[.E215]=[.F215]);[.E216];MAX([.E216];[.E215];[.F215])-1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CEILING(AVERAGE([.B217:.D217]))" office:value-type="float" office:value="17" calcext:value-type="float">
            <text:p>17</text:p>
          </table:table-cell>
          <table:table-cell table:formula="of:=IF(AND([.E217]=[.E216];[.E216]=[.F216]);[.E217];MAX([.E217];[.E216];[.F216])-1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CEILING(AVERAGE([.B218:.D218]))" office:value-type="float" office:value="18" calcext:value-type="float">
            <text:p>18</text:p>
          </table:table-cell>
          <table:table-cell table:formula="of:=IF(AND([.E218]=[.E217];[.E217]=[.F217]);[.E218];MAX([.E218];[.E217];[.F217])-1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CEILING(AVERAGE([.B219:.D219]))" office:value-type="float" office:value="18" calcext:value-type="float">
            <text:p>18</text:p>
          </table:table-cell>
          <table:table-cell table:formula="of:=IF(AND([.E219]=[.E218];[.E218]=[.F218]);[.E219];MAX([.E219];[.E218];[.F218])-1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CEILING(AVERAGE([.B220:.D220]))" office:value-type="float" office:value="17" calcext:value-type="float">
            <text:p>17</text:p>
          </table:table-cell>
          <table:table-cell table:formula="of:=IF(AND([.E220]=[.E219];[.E219]=[.F219]);[.E220];MAX([.E220];[.E219];[.F219])-1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CEILING(AVERAGE([.B221:.D221]))" office:value-type="float" office:value="18" calcext:value-type="float">
            <text:p>18</text:p>
          </table:table-cell>
          <table:table-cell table:formula="of:=IF(AND([.E221]=[.E220];[.E220]=[.F220]);[.E221];MAX([.E221];[.E220];[.F220])-1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CEILING(AVERAGE([.B222:.D222]))" office:value-type="float" office:value="18" calcext:value-type="float">
            <text:p>18</text:p>
          </table:table-cell>
          <table:table-cell table:formula="of:=IF(AND([.E222]=[.E221];[.E221]=[.F221]);[.E222];MAX([.E222];[.E221];[.F221])-1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CEILING(AVERAGE([.B223:.D223]))" office:value-type="float" office:value="18" calcext:value-type="float">
            <text:p>18</text:p>
          </table:table-cell>
          <table:table-cell table:formula="of:=IF(AND([.E223]=[.E222];[.E222]=[.F222]);[.E223];MAX([.E223];[.E222];[.F222])-1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CEILING(AVERAGE([.B224:.D224]))" office:value-type="float" office:value="18" calcext:value-type="float">
            <text:p>18</text:p>
          </table:table-cell>
          <table:table-cell table:formula="of:=IF(AND([.E224]=[.E223];[.E223]=[.F223]);[.E224];MAX([.E224];[.E223];[.F223])-1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CEILING(AVERAGE([.B225:.D225]))" office:value-type="float" office:value="19" calcext:value-type="float">
            <text:p>19</text:p>
          </table:table-cell>
          <table:table-cell table:formula="of:=IF(AND([.E225]=[.E224];[.E224]=[.F224]);[.E225];MAX([.E225];[.E224];[.F224])-1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CEILING(AVERAGE([.B226:.D226]))" office:value-type="float" office:value="19" calcext:value-type="float">
            <text:p>19</text:p>
          </table:table-cell>
          <table:table-cell table:formula="of:=IF(AND([.E226]=[.E225];[.E225]=[.F225]);[.E226];MAX([.E226];[.E225];[.F225])-1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CEILING(AVERAGE([.B227:.D227]))" office:value-type="float" office:value="19" calcext:value-type="float">
            <text:p>19</text:p>
          </table:table-cell>
          <table:table-cell table:formula="of:=IF(AND([.E227]=[.E226];[.E226]=[.F226]);[.E227];MAX([.E227];[.E226];[.F226])-1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CEILING(AVERAGE([.B228:.D228]))" office:value-type="float" office:value="19" calcext:value-type="float">
            <text:p>19</text:p>
          </table:table-cell>
          <table:table-cell table:formula="of:=IF(AND([.E228]=[.E227];[.E227]=[.F227]);[.E228];MAX([.E228];[.E227];[.F227])-1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CEILING(AVERAGE([.B229:.D229]))" office:value-type="float" office:value="20" calcext:value-type="float">
            <text:p>20</text:p>
          </table:table-cell>
          <table:table-cell table:formula="of:=IF(AND([.E229]=[.E228];[.E228]=[.F228]);[.E229];MAX([.E229];[.E228];[.F228])-1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CEILING(AVERAGE([.B230:.D230]))" office:value-type="float" office:value="20" calcext:value-type="float">
            <text:p>20</text:p>
          </table:table-cell>
          <table:table-cell table:formula="of:=IF(AND([.E230]=[.E229];[.E229]=[.F229]);[.E230];MAX([.E230];[.E229];[.F229])-1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CEILING(AVERAGE([.B231:.D231]))" office:value-type="float" office:value="20" calcext:value-type="float">
            <text:p>20</text:p>
          </table:table-cell>
          <table:table-cell table:formula="of:=IF(AND([.E231]=[.E230];[.E230]=[.F230]);[.E231];MAX([.E231];[.E230];[.F230])-1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CEILING(AVERAGE([.B232:.D232]))" office:value-type="float" office:value="20" calcext:value-type="float">
            <text:p>20</text:p>
          </table:table-cell>
          <table:table-cell table:formula="of:=IF(AND([.E232]=[.E231];[.E231]=[.F231]);[.E232];MAX([.E232];[.E231];[.F231])-1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CEILING(AVERAGE([.B233:.D233]))" office:value-type="float" office:value="21" calcext:value-type="float">
            <text:p>21</text:p>
          </table:table-cell>
          <table:table-cell table:formula="of:=IF(AND([.E233]=[.E232];[.E232]=[.F232]);[.E233];MAX([.E233];[.E232];[.F232])-1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CEILING(AVERAGE([.B234:.D234]))" office:value-type="float" office:value="21" calcext:value-type="float">
            <text:p>21</text:p>
          </table:table-cell>
          <table:table-cell table:formula="of:=IF(AND([.E234]=[.E233];[.E233]=[.F233]);[.E234];MAX([.E234];[.E233];[.F233])-1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CEILING(AVERAGE([.B235:.D235]))" office:value-type="float" office:value="22" calcext:value-type="float">
            <text:p>22</text:p>
          </table:table-cell>
          <table:table-cell table:formula="of:=IF(AND([.E235]=[.E234];[.E234]=[.F234]);[.E235];MAX([.E235];[.E234];[.F234])-1)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CEILING(AVERAGE([.B236:.D236]))" office:value-type="float" office:value="22" calcext:value-type="float">
            <text:p>22</text:p>
          </table:table-cell>
          <table:table-cell table:formula="of:=IF(AND([.E236]=[.E235];[.E235]=[.F235]);[.E236];MAX([.E236];[.E235];[.F235])-1)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CEILING(AVERAGE([.B237:.D237]))" office:value-type="float" office:value="23" calcext:value-type="float">
            <text:p>23</text:p>
          </table:table-cell>
          <table:table-cell table:formula="of:=IF(AND([.E237]=[.E236];[.E236]=[.F236]);[.E237];MAX([.E237];[.E236];[.F236])-1)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CEILING(AVERAGE([.B238:.D238]))" office:value-type="float" office:value="24" calcext:value-type="float">
            <text:p>24</text:p>
          </table:table-cell>
          <table:table-cell table:formula="of:=IF(AND([.E238]=[.E237];[.E237]=[.F237]);[.E238];MAX([.E238];[.E237];[.F237])-1)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CEILING(AVERAGE([.B239:.D239]))" office:value-type="float" office:value="25" calcext:value-type="float">
            <text:p>25</text:p>
          </table:table-cell>
          <table:table-cell table:formula="of:=IF(AND([.E239]=[.E238];[.E238]=[.F238]);[.E239];MAX([.E239];[.E238];[.F238])-1)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CEILING(AVERAGE([.B240:.D240]))" office:value-type="float" office:value="25" calcext:value-type="float">
            <text:p>25</text:p>
          </table:table-cell>
          <table:table-cell table:formula="of:=IF(AND([.E240]=[.E239];[.E239]=[.F239]);[.E240];MAX([.E240];[.E239];[.F239])-1)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CEILING(AVERAGE([.B241:.D241]))" office:value-type="float" office:value="26" calcext:value-type="float">
            <text:p>26</text:p>
          </table:table-cell>
          <table:table-cell table:formula="of:=IF(AND([.E241]=[.E240];[.E240]=[.F240]);[.E241];MAX([.E241];[.E240];[.F240])-1)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CEILING(AVERAGE([.B242:.D242]))" office:value-type="float" office:value="28" calcext:value-type="float">
            <text:p>28</text:p>
          </table:table-cell>
          <table:table-cell table:formula="of:=IF(AND([.E242]=[.E241];[.E241]=[.F241]);[.E242];MAX([.E242];[.E241];[.F241])-1)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CEILING(AVERAGE([.B243:.D243]))" office:value-type="float" office:value="29" calcext:value-type="float">
            <text:p>29</text:p>
          </table:table-cell>
          <table:table-cell table:formula="of:=IF(AND([.E243]=[.E242];[.E242]=[.F242]);[.E243];MAX([.E243];[.E242];[.F242])-1)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CEILING(AVERAGE([.B244:.D244]))" office:value-type="float" office:value="30" calcext:value-type="float">
            <text:p>30</text:p>
          </table:table-cell>
          <table:table-cell table:formula="of:=IF(AND([.E244]=[.E243];[.E243]=[.F243]);[.E244];MAX([.E244];[.E243];[.F243])-1)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CEILING(AVERAGE([.B245:.D245]))" office:value-type="float" office:value="30" calcext:value-type="float">
            <text:p>30</text:p>
          </table:table-cell>
          <table:table-cell table:formula="of:=IF(AND([.E245]=[.E244];[.E244]=[.F244]);[.E245];MAX([.E245];[.E244];[.F244])-1)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CEILING(AVERAGE([.B246:.D246]))" office:value-type="float" office:value="31" calcext:value-type="float">
            <text:p>31</text:p>
          </table:table-cell>
          <table:table-cell table:formula="of:=IF(AND([.E246]=[.E245];[.E245]=[.F245]);[.E246];MAX([.E246];[.E245];[.F245])-1)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CEILING(AVERAGE([.B247:.D247]))" office:value-type="float" office:value="31" calcext:value-type="float">
            <text:p>31</text:p>
          </table:table-cell>
          <table:table-cell table:formula="of:=IF(AND([.E247]=[.E246];[.E246]=[.F246]);[.E247];MAX([.E247];[.E246];[.F246])-1)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CEILING(AVERAGE([.B248:.D248]))" office:value-type="float" office:value="31" calcext:value-type="float">
            <text:p>31</text:p>
          </table:table-cell>
          <table:table-cell table:formula="of:=IF(AND([.E248]=[.E247];[.E247]=[.F247]);[.E248];MAX([.E248];[.E247];[.F247])-1)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CEILING(AVERAGE([.B249:.D249]))" office:value-type="float" office:value="31" calcext:value-type="float">
            <text:p>31</text:p>
          </table:table-cell>
          <table:table-cell table:formula="of:=IF(AND([.E249]=[.E248];[.E248]=[.F248]);[.E249];MAX([.E249];[.E248];[.F248])-1)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CEILING(AVERAGE([.B250:.D250]))" office:value-type="float" office:value="32" calcext:value-type="float">
            <text:p>32</text:p>
          </table:table-cell>
          <table:table-cell table:formula="of:=IF(AND([.E250]=[.E249];[.E249]=[.F249]);[.E250];MAX([.E250];[.E249];[.F249])-1)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CEILING(AVERAGE([.B251:.D251]))" office:value-type="float" office:value="31" calcext:value-type="float">
            <text:p>31</text:p>
          </table:table-cell>
          <table:table-cell table:formula="of:=IF(AND([.E251]=[.E250];[.E250]=[.F250]);[.E251];MAX([.E251];[.E250];[.F250])-1)" office:value-type="float" office:value="31" calcext:value-type="float">
            <text:p>31</text:p>
          </table:table-cell>
          <table:table-cell table:number-columns-repeated="14"/>
        </table:table-row>
        <table:table-row table:style-name="ro1" table:number-rows-repeated="24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4:08:07.167826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23:52:43.475794174</meta:creation-date>
    <dc:date>2022-01-06T16:05:16.190496608</dc:date>
    <meta:editing-duration>P47DT8H55M37S</meta:editing-duration>
    <meta:editing-cycles>31</meta:editing-cycles>
    <meta:generator>LibreOffice/6.4.7.2$Linux_X86_64 LibreOffice_project/40$Build-2</meta:generator>
    <meta:document-statistic meta:table-count="1" meta:cell-count="16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3.952cm" style:legend-expansion="high" chart:style-name="ch2"/>
        <chart:plot-area chart:style-name="ch3" table:cell-range-address="Sheet1.A2:Sheet1.A300 Sheet1.E1:Sheet1.F300" chart:data-source-has-labels="both" svg:x="0.32cm" svg:y="0.18cm" svg:width="12.667cm" svg:height="8.64cm">
          <chartooo:coordinate-region svg:x="1.658cm" svg:y="0.18cm" svg:width="11.329cm" svg:height="6.713cm"/>
          <chart:axis chart:dimension="x" chart:name="primary-x" chart:style-name="ch4" chartooo:axis-type="auto">
            <chartooo:date-scale/>
            <chart:categories table:cell-range-address="Sheet1.A2:Sheet1.A3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00" chart:label-cell-address="Sheet1.E1:Sheet1.E1" chart:class="chart:line">
            <chart:data-point chart:repeated="299"/>
          </chart:series>
          <chart:series chart:style-name="ch7" chart:values-cell-range-address="Sheet1.F2:Sheet1.F300" chart:label-cell-address="Sheet1.F1:Sheet1.F1" chart:class="chart:line">
            <chart:data-point chart:repeated="2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E1:Sheet1.E1</svg:desc>
                </draw:g>
              </table:table-cell>
              <table:table-cell office:value-type="string">
                <text:p>Adjuste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-05-01</text:p>
                <draw:g>
                  <svg:desc>Sheet1.A2:Sheet1.A300</svg:desc>
                </draw:g>
              </table:table-cell>
              <table:table-cell office:value-type="float" office:value="9">
                <text:p>9</text:p>
                <draw:g>
                  <svg:desc>Sheet1.E2:Sheet1.E300</svg:desc>
                </draw:g>
              </table:table-cell>
              <table:table-cell office:value-type="float" office:value="9">
                <text:p>9</text:p>
                <draw:g>
                  <svg:desc>Sheet1.F2:Sheet1.F300</svg:desc>
                </draw:g>
              </table:table-cell>
            </table:table-row>
            <table:table-row>
              <table:table-cell office:value-type="string">
                <text:p>2021-05-0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5-0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5-0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5-0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5-0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5-0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5-0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-05-0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-05-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-05-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-05-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-05-1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-05-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5-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5-1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5-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5-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5-1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5-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5-2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05-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05-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05-2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05-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05-2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05-2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05-2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05-2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5-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5-3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6-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6-0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6-0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6-0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6-0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6-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06-0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06-0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06-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06-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06-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06-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06-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06-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06-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6-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6-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6-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6-1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6-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6-2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6-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6-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6-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6-2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6-2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6-2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6-2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06-2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6-3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7-0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7-0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7-0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-07-0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-07-0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7-0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7-0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7-0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7-0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7-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1-07-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1-07-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07-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07-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07-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07-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07-1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07-1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7-1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7-2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7-2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7-2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7-2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7-2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7-2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7-2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7-2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7-2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7-2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7-3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7-3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0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0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0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0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0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0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0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0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0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1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08-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2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2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2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2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2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2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2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2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08-2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8-2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8-3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8-3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0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0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0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0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0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0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0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0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0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09-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09-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09-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09-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1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1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2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2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2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2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2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2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2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2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2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2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09-3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10-0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10-0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10-0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10-0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10-0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10-0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10-0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10-0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10-0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2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0-2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10-2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10-2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10-2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10-2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10-2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10-2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10-2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10-3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10-3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11-0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11-0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1-0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1-0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1-0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1-0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1-0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11-0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1-11-0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11-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11-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11-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11-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11-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11-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11-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11-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11-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11-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11-2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11-2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11-2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11-2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11-2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11-2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11-2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11-2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11-2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11-2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1-11-3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1-12-0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1-12-0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1-12-0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1-12-0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1-12-0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1-12-0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1-12-0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1-12-0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1-12-0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1-12-1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1-12-1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1-12-1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1-12-1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1-12-1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1-12-1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1-12-1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1-12-17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1-12-1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1-12-1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1-12-2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1-12-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1-12-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1-12-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21-12-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1-12-25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1-12-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1-12-2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1-12-28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1-12-29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21-12-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21-12-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22-01-0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22-01-0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22-01-03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22-01-0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22-01-0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